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7826098445S</text:p>
        </text:list-item>
        <text:list-item>
          <text:p text:style-name="P307">BR241006935356X</text:p>
        </text:list-item>
        <text:list-item>
          <text:p text:style-name="P308">BR245218115626V</text:p>
        </text:list-item>
        <text:list-item>
          <text:p text:style-name="P309">BR244192200225V</text:p>
        </text:list-item>
        <text:list-item>
          <text:p text:style-name="P310">BR246396838237W</text:p>
        </text:list-item>
        <text:list-item>
          <text:p text:style-name="P311">BR245346076672Y</text:p>
        </text:list-item>
        <text:list-item>
          <text:p text:style-name="P312">BR240622555529J</text:p>
        </text:list-item>
        <text:list-item>
          <text:p text:style-name="P313">BR247240544396W</text:p>
        </text:list-item>
        <text:list-item>
          <text:p text:style-name="P314">BR241717279936C</text:p>
        </text:list-item>
        <text:list-item>
          <text:p text:style-name="P315">BR249721083526U</text:p>
        </text:list-item>
        <text:list-item>
          <text:p text:style-name="P316">BR247021745518H</text:p>
        </text:list-item>
        <text:list-item>
          <text:p text:style-name="P317">BR246532842086S</text:p>
        </text:list-item>
        <text:list-item>
          <text:p text:style-name="P318">BR246261504227F</text:p>
        </text:list-item>
        <text:list-item>
          <text:p text:style-name="P319">BR240715776345Z</text:p>
        </text:list-item>
        <text:list-item>
          <text:p text:style-name="P320">BR248054689022V</text:p>
        </text:list-item>
        <text:list-item>
          <text:p text:style-name="P321">BR241846870202N</text:p>
        </text:list-item>
        <text:list-item>
          <text:p text:style-name="P322">BR241908125018Y</text:p>
        </text:list-item>
        <text:list-item>
          <text:p text:style-name="P323">BR245697409057S</text:p>
        </text:list-item>
        <text:list-item>
          <text:p text:style-name="P324">BR2430959431851</text:p>
        </text:list-item>
        <text:list-item>
          <text:p text:style-name="P325">BR245761747299S</text:p>
        </text:list-item>
        <text:list-item>
          <text:p text:style-name="P326">BR244919001765P</text:p>
        </text:list-item>
        <text:list-item>
          <text:p text:style-name="P327">BR247464776483R</text:p>
        </text:list-item>
        <text:list-item>
          <text:p text:style-name="P328">BR2457605449100</text:p>
        </text:list-item>
        <text:list-item>
          <text:p text:style-name="P329">BR240343722301Q</text:p>
        </text:list-item>
        <text:list-item>
          <text:p text:style-name="P330">BR245200860524L</text:p>
        </text:list-item>
        <text:list-item>
          <text:p text:style-name="P331">BR240487798127S</text:p>
        </text:list-item>
        <text:list-item>
          <text:p text:style-name="P332">BR2442521356539</text:p>
        </text:list-item>
        <text:list-item>
          <text:p text:style-name="P333">BR246644613651Y</text:p>
        </text:list-item>
        <text:list-item>
          <text:p text:style-name="P334">BR242675105237C</text:p>
        </text:list-item>
        <text:list-item>
          <text:p text:style-name="P335">BR243114759953R</text:p>
        </text:list-item>
        <text:list-item>
          <text:p text:style-name="P336">BR249736967295Q</text:p>
        </text:list-item>
        <text:list-item>
          <text:p text:style-name="P337">BR240276887991R</text:p>
        </text:list-item>
        <text:list-item>
          <text:p text:style-name="P338">BR244647852168T</text:p>
        </text:list-item>
        <text:list-item>
          <text:p text:style-name="P339">BR248861428962P</text:p>
        </text:list-item>
        <text:list-item>
          <text:p text:style-name="P340">BR2425067242536</text:p>
        </text:list-item>
        <text:list-item>
          <text:p text:style-name="P341">BR2427701906241</text:p>
        </text:list-item>
        <text:list-item>
          <text:p text:style-name="P342">BR2491474930161</text:p>
        </text:list-item>
        <text:list-item>
          <text:p text:style-name="P343">BR249443137666M</text:p>
        </text:list-item>
        <text:list-item>
          <text:p text:style-name="P344">BR2496531455933</text:p>
        </text:list-item>
        <text:list-item>
          <text:p text:style-name="P345">BR249447931431N</text:p>
        </text:list-item>
        <text:list-item>
          <text:p text:style-name="P346">BR2440121623844</text:p>
        </text:list-item>
        <text:list-item>
          <text:p text:style-name="P347">BR2497863642996</text:p>
        </text:list-item>
        <text:list-item>
          <text:p text:style-name="P348">BR242689026001U</text:p>
        </text:list-item>
        <text:list-item>
          <text:p text:style-name="P349">BR243429803010Q</text:p>
        </text:list-item>
        <text:list-item>
          <text:p text:style-name="P350">BR244505032255Z</text:p>
        </text:list-item>
        <text:list-item>
          <text:p text:style-name="P351">BR242318708094M</text:p>
        </text:list-item>
        <text:list-item>
          <text:p text:style-name="P352">BR244028061005R</text:p>
        </text:list-item>
        <text:list-item>
          <text:p text:style-name="P353">BR249938265354M</text:p>
        </text:list-item>
        <text:list-item>
          <text:p text:style-name="P354">BR2408236031141</text:p>
        </text:list-item>
        <text:list-item>
          <text:p text:style-name="P355">BR2445482538522</text:p>
        </text:list-item>
        <text:list-item>
          <text:p text:style-name="P356">BR241719724926U</text:p>
        </text:list-item>
        <text:list-item>
          <text:p text:style-name="P357">BR242935559868S</text:p>
        </text:list-item>
        <text:list-item>
          <text:p text:style-name="P358">BR242199288775P</text:p>
        </text:list-item>
        <text:list-item>
          <text:p text:style-name="P359">BR2429101866483</text:p>
        </text:list-item>
        <text:list-item>
          <text:p text:style-name="P360">BR248644265071J</text:p>
        </text:list-item>
        <text:list-item>
          <text:p text:style-name="P361">BR240884525630X</text:p>
        </text:list-item>
        <text:list-item>
          <text:p text:style-name="P362">BR244357979504Y</text:p>
        </text:list-item>
        <text:list-item>
          <text:p text:style-name="P363">BR242477836601X</text:p>
        </text:list-item>
        <text:list-item>
          <text:p text:style-name="P364">BR244553526354V</text:p>
        </text:list-item>
        <text:list-item>
          <text:p text:style-name="P365">BR247427504298S</text:p>
        </text:list-item>
        <text:list-item>
          <text:p text:style-name="P366">BR245709267360E</text:p>
        </text:list-item>
        <text:list-item>
          <text:p text:style-name="P367">BR248821884724T</text:p>
        </text:list-item>
        <text:list-item>
          <text:p text:style-name="P368">BR2462586624642</text:p>
        </text:list-item>
        <text:list-item>
          <text:p text:style-name="P369">BR2487799542001</text:p>
        </text:list-item>
        <text:list-item>
          <text:p text:style-name="P370">BR240777697298Y</text:p>
        </text:list-item>
        <text:list-item>
          <text:p text:style-name="P371">BR2421318639508</text:p>
        </text:list-item>
        <text:list-item>
          <text:p text:style-name="P372">BR240988051546N</text:p>
        </text:list-item>
        <text:list-item>
          <text:p text:style-name="P373">BR243100665154L</text:p>
        </text:list-item>
        <text:list-item>
          <text:p text:style-name="P374">BR243752351807S</text:p>
        </text:list-item>
        <text:list-item>
          <text:p text:style-name="P375">BR240070231964W</text:p>
        </text:list-item>
        <text:list-item>
          <text:p text:style-name="P376">BR248737910364G</text:p>
        </text:list-item>
        <text:list-item>
          <text:p text:style-name="P377">BR248396457601G</text:p>
        </text:list-item>
        <text:list-item>
          <text:p text:style-name="P378">BR246936551202Q</text:p>
        </text:list-item>
        <text:list-item>
          <text:p text:style-name="P379">BR248450268006X</text:p>
        </text:list-item>
        <text:list-item>
          <text:p text:style-name="P380">BR2442728516968</text:p>
        </text:list-item>
        <text:list-item>
          <text:p text:style-name="P381">BR247438562603D</text:p>
        </text:list-item>
        <text:list-item>
          <text:p text:style-name="P382">BR246307520815C</text:p>
        </text:list-item>
        <text:list-item>
          <text:p text:style-name="P383">BR2456475442061</text:p>
        </text:list-item>
        <text:list-item>
          <text:p text:style-name="P384">BR2484804860757</text:p>
        </text:list-item>
        <text:list-item>
          <text:p text:style-name="P385">BR242675476338G</text:p>
        </text:list-item>
        <text:list-item>
          <text:p text:style-name="P386">BR241346796166F</text:p>
        </text:list-item>
        <text:list-item>
          <text:p text:style-name="P387">BR2491751459941</text:p>
        </text:list-item>
        <text:list-item>
          <text:p text:style-name="P388">BR243735073542Z</text:p>
        </text:list-item>
        <text:list-item>
          <text:p text:style-name="P389">BR240757334902V</text:p>
        </text:list-item>
        <text:list-item>
          <text:p text:style-name="P390">BR247751723390Y</text:p>
        </text:list-item>
        <text:list-item>
          <text:p text:style-name="P391">BR243711263982T</text:p>
        </text:list-item>
        <text:list-item>
          <text:p text:style-name="P392">BR247017461826I</text:p>
        </text:list-item>
        <text:list-item>
          <text:p text:style-name="P393">BR2417104133632</text:p>
        </text:list-item>
        <text:list-item>
          <text:p text:style-name="P394">BR246756206085O</text:p>
        </text:list-item>
        <text:list-item>
          <text:p text:style-name="P395">BR245048890967O</text:p>
        </text:list-item>
        <text:list-item>
          <text:p text:style-name="P396">BR240511798977R</text:p>
        </text:list-item>
        <text:list-item>
          <text:p text:style-name="P397">BR245272404600R</text:p>
        </text:list-item>
        <text:list-item>
          <text:p text:style-name="P398">BR240462841654K</text:p>
        </text:list-item>
        <text:list-item>
          <text:p text:style-name="P399">BR2457581910923</text:p>
        </text:list-item>
        <text:list-item>
          <text:p text:style-name="P400">BR241372604481V</text:p>
        </text:list-item>
        <text:list-item>
          <text:p text:style-name="P401">BR249670698767H</text:p>
        </text:list-item>
        <text:list-item>
          <text:p text:style-name="P402">BR2453827419286</text:p>
        </text:list-item>
        <text:list-item>
          <text:p text:style-name="P403">BR249319152018Z</text:p>
        </text:list-item>
        <text:list-item>
          <text:p text:style-name="P404">BR2424744948517</text:p>
        </text:list-item>
        <text:list-item>
          <text:p text:style-name="P405">BR2494405693630</text:p>
        </text:list-item>
        <text:list-item>
          <text:p text:style-name="P406">BR244401945491Y</text:p>
        </text:list-item>
        <text:list-item>
          <text:p text:style-name="P407">BR2494923402664</text:p>
        </text:list-item>
        <text:list-item>
          <text:p text:style-name="P408">BR240747258918J</text:p>
        </text:list-item>
        <text:list-item>
          <text:p text:style-name="P409">BR247129478742K</text:p>
        </text:list-item>
        <text:list-item>
          <text:p text:style-name="P410">BR241279096075S</text:p>
        </text:list-item>
        <text:list-item>
          <text:p text:style-name="P411">BR2477319175353</text:p>
        </text:list-item>
        <text:list-item>
          <text:p text:style-name="P412">BR2493398487785</text:p>
        </text:list-item>
        <text:list-item>
          <text:p text:style-name="P413">BR240232766113V</text:p>
        </text:list-item>
        <text:list-item>
          <text:p text:style-name="P414">BR246920876242Y</text:p>
        </text:list-item>
        <text:list-item>
          <text:p text:style-name="P415">BR242789336101Z</text:p>
        </text:list-item>
        <text:list-item>
          <text:p text:style-name="P416">BR247459551839U</text:p>
        </text:list-item>
        <text:list-item>
          <text:p text:style-name="P417">BR242590429407A</text:p>
        </text:list-item>
        <text:list-item>
          <text:p text:style-name="P418">BR2497655099154</text:p>
        </text:list-item>
        <text:list-item>
          <text:p text:style-name="P419">BR2452505960763</text:p>
        </text:list-item>
        <text:list-item>
          <text:p text:style-name="P420">BR2496275234273</text:p>
        </text:list-item>
        <text:list-item>
          <text:p text:style-name="P421">BR2497096225179</text:p>
        </text:list-item>
        <text:list-item>
          <text:p text:style-name="P422">BR2499394910384</text:p>
        </text:list-item>
        <text:list-item>
          <text:p text:style-name="P423">BR248584467570U</text:p>
        </text:list-item>
        <text:list-item>
          <text:p text:style-name="P424">BR2486245550493</text:p>
        </text:list-item>
        <text:list-item>
          <text:p text:style-name="P425">BR2474056846225</text:p>
        </text:list-item>
        <text:list-item>
          <text:p text:style-name="P426">BR247481999203Z</text:p>
        </text:list-item>
        <text:list-item>
          <text:p text:style-name="P427">BR241833883436E</text:p>
        </text:list-item>
        <text:list-item>
          <text:p text:style-name="P428">BR249848488290M</text:p>
        </text:list-item>
        <text:list-item>
          <text:p text:style-name="P429">BR2499985949614</text:p>
        </text:list-item>
        <text:list-item>
          <text:p text:style-name="P430">BR249437836222U</text:p>
        </text:list-item>
        <text:list-item>
          <text:p text:style-name="P431">BR246566079774D</text:p>
        </text:list-item>
        <text:list-item>
          <text:p text:style-name="P432">BR249415691251I</text:p>
        </text:list-item>
        <text:list-item>
          <text:p text:style-name="P433">BR245824225118D</text:p>
        </text:list-item>
        <text:list-item>
          <text:p text:style-name="P434">BR246830187636P</text:p>
        </text:list-item>
        <text:list-item>
          <text:p text:style-name="P435">BR2490917072319</text:p>
        </text:list-item>
        <text:list-item>
          <text:p text:style-name="P436">BR244876417523I</text:p>
        </text:list-item>
        <text:list-item>
          <text:p text:style-name="P437">BR243849545521N</text:p>
        </text:list-item>
        <text:list-item>
          <text:p text:style-name="P438">BR242459041212D</text:p>
        </text:list-item>
        <text:list-item>
          <text:p text:style-name="P439">BR2442076273547</text:p>
        </text:list-item>
        <text:list-item>
          <text:p text:style-name="P440">BR242364244936M</text:p>
        </text:list-item>
        <text:list-item>
          <text:p text:style-name="P441">BR242236637032L</text:p>
        </text:list-item>
        <text:list-item>
          <text:p text:style-name="P442">BR241906252539W</text:p>
        </text:list-item>
        <text:list-item>
          <text:p text:style-name="P443">BR2462544576000</text:p>
        </text:list-item>
        <text:list-item>
          <text:p text:style-name="P444">BR241858847489U</text:p>
        </text:list-item>
        <text:list-item>
          <text:p text:style-name="P445">BR2478524764110</text:p>
        </text:list-item>
        <text:list-item>
          <text:p text:style-name="P446">BR247497595980Q</text:p>
        </text:list-item>
        <text:list-item>
          <text:p text:style-name="P447">BR243096217329J</text:p>
        </text:list-item>
        <text:list-item>
          <text:p text:style-name="P448">BR240292413059H</text:p>
        </text:list-item>
        <text:list-item>
          <text:p text:style-name="P449">BR243700101182L</text:p>
        </text:list-item>
        <text:list-item>
          <text:p text:style-name="P450">BR249735068750V</text:p>
        </text:list-item>
        <text:list-item>
          <text:p text:style-name="P451">BR244686817590P</text:p>
        </text:list-item>
        <text:list-item>
          <text:p text:style-name="P452">BR249126507112L</text:p>
        </text:list-item>
        <text:list-item>
          <text:p text:style-name="P453">BR2465523554977</text:p>
        </text:list-item>
        <text:list-item>
          <text:p text:style-name="P454">BR2485726337382</text:p>
        </text:list-item>
        <text:list-item>
          <text:p text:style-name="P455">BR240575257814Z</text:p>
        </text:list-item>
        <text:list-item>
          <text:p text:style-name="P456">BR245288346666Z</text:p>
        </text:list-item>
        <text:list-item>
          <text:p text:style-name="P457">BR2430706909718</text:p>
        </text:list-item>
        <text:list-item>
          <text:p text:style-name="P458">BR242618764110B</text:p>
        </text:list-item>
        <text:list-item>
          <text:p text:style-name="P459">BR2486062655595</text:p>
        </text:list-item>
        <text:list-item>
          <text:p text:style-name="P460">BR242731101996W</text:p>
        </text:list-item>
        <text:list-item>
          <text:p text:style-name="P461">BR242750853620W</text:p>
        </text:list-item>
        <text:list-item>
          <text:p text:style-name="P462">BR248800488058V</text:p>
        </text:list-item>
        <text:list-item>
          <text:p text:style-name="P463">BR244313210726X</text:p>
        </text:list-item>
        <text:list-item>
          <text:p text:style-name="P464">BR246342153260H</text:p>
        </text:list-item>
        <text:list-item>
          <text:p text:style-name="P465">BR247721983179Q</text:p>
        </text:list-item>
        <text:list-item>
          <text:p text:style-name="P466">BR243581364124Y</text:p>
        </text:list-item>
        <text:list-item>
          <text:p text:style-name="P467">BR244670412940V</text:p>
        </text:list-item>
        <text:list-item>
          <text:p text:style-name="P468">BR2450880069704</text:p>
        </text:list-item>
        <text:list-item>
          <text:p text:style-name="P469">BR249792355380M</text:p>
        </text:list-item>
        <text:list-item>
          <text:p text:style-name="P470">BR243769292419Y</text:p>
        </text:list-item>
        <text:list-item>
          <text:p text:style-name="P471">BR249206038597Y</text:p>
        </text:list-item>
        <text:list-item>
          <text:p text:style-name="P472">BR242564888022L</text:p>
        </text:list-item>
        <text:list-item>
          <text:p text:style-name="P473">BR2400754692120</text:p>
        </text:list-item>
        <text:list-item>
          <text:p text:style-name="P474">BR244193781631Q</text:p>
        </text:list-item>
        <text:list-item>
          <text:p text:style-name="P475">BR2415616353324</text:p>
        </text:list-item>
        <text:list-item>
          <text:p text:style-name="P476">BR243710791494C</text:p>
        </text:list-item>
        <text:list-item>
          <text:p text:style-name="P477">BR241938584590K</text:p>
        </text:list-item>
        <text:list-item>
          <text:p text:style-name="P478">BR246622566779R</text:p>
        </text:list-item>
        <text:list-item>
          <text:p text:style-name="P479">BR2408925230080</text:p>
        </text:list-item>
        <text:list-item>
          <text:p text:style-name="P480">BR246998679005X</text:p>
        </text:list-item>
        <text:list-item>
          <text:p text:style-name="P481">BR248983832016Y</text:p>
        </text:list-item>
        <text:list-item>
          <text:p text:style-name="P482">BR248497349700M</text:p>
        </text:list-item>
        <text:list-item>
          <text:p text:style-name="P483">BR246298468143P</text:p>
        </text:list-item>
        <text:list-item>
          <text:p text:style-name="P484">BR241504799378D</text:p>
        </text:list-item>
        <text:list-item>
          <text:p text:style-name="P485">BR244826494258H</text:p>
        </text:list-item>
        <text:list-item>
          <text:p text:style-name="P486">BR242621642126W</text:p>
        </text:list-item>
        <text:list-item>
          <text:p text:style-name="P487">BR247721434792W</text:p>
        </text:list-item>
        <text:list-item>
          <text:p text:style-name="P488">BR2406218050582</text:p>
        </text:list-item>
        <text:list-item>
          <text:p text:style-name="P489">BR243322013311A</text:p>
        </text:list-item>
        <text:list-item>
          <text:p text:style-name="P490">BR247928911127A</text:p>
        </text:list-item>
        <text:list-item>
          <text:p text:style-name="P491">BR245571140471Z</text:p>
        </text:list-item>
        <text:list-item>
          <text:p text:style-name="P492">BR242358643953B</text:p>
        </text:list-item>
        <text:list-item>
          <text:p text:style-name="P493">BR2473666582837</text:p>
        </text:list-item>
        <text:list-item>
          <text:p text:style-name="P494">BR249869756336Z</text:p>
        </text:list-item>
        <text:list-item>
          <text:p text:style-name="P495">BR243901450550Y</text:p>
        </text:list-item>
        <text:list-item>
          <text:p text:style-name="P496">BR2413550313521</text:p>
        </text:list-item>
        <text:list-item>
          <text:p text:style-name="P497">BR2479669119092</text:p>
        </text:list-item>
        <text:list-item>
          <text:p text:style-name="P498">BR2448974338654</text:p>
        </text:list-item>
        <text:list-item>
          <text:p text:style-name="P499">BR2440291474866</text:p>
        </text:list-item>
        <text:list-item>
          <text:p text:style-name="P500">BR247778739222S</text:p>
        </text:list-item>
        <text:list-item>
          <text:p text:style-name="P501">BR246214732852Y</text:p>
        </text:list-item>
        <text:list-item>
          <text:p text:style-name="P502">BR249870051551Z</text:p>
        </text:list-item>
        <text:list-item>
          <text:p text:style-name="P503">BR248408271439U</text:p>
        </text:list-item>
        <text:list-item>
          <text:p text:style-name="P504">BR2462387442870</text:p>
        </text:list-item>
        <text:list-item>
          <text:p text:style-name="P505">BR2467517812189</text:p>
        </text:list-item>
        <text:list-item>
          <text:p text:style-name="P506">BR2435346052930</text:p>
        </text:list-item>
        <text:list-item>
          <text:p text:style-name="P507">BR2416793962370</text:p>
        </text:list-item>
        <text:list-item>
          <text:p text:style-name="P508">BR2449645087422</text:p>
        </text:list-item>
        <text:list-item>
          <text:p text:style-name="P509">BR244648403094W</text:p>
        </text:list-item>
        <text:list-item>
          <text:p text:style-name="P510">BR243537656079Z</text:p>
        </text:list-item>
        <text:list-item>
          <text:p text:style-name="P511">BR2487478903341</text:p>
        </text:list-item>
        <text:list-item>
          <text:p text:style-name="P512">BR2413323819879</text:p>
        </text:list-item>
        <text:list-item>
          <text:p text:style-name="P513">BR2418061501058</text:p>
        </text:list-item>
        <text:list-item>
          <text:p text:style-name="P514">BR2479570214437</text:p>
        </text:list-item>
        <text:list-item>
          <text:p text:style-name="P515">BR248352907776X</text:p>
        </text:list-item>
        <text:list-item>
          <text:p text:style-name="P516">BR2466513189405</text:p>
        </text:list-item>
        <text:list-item>
          <text:p text:style-name="P517">BR2480840450673</text:p>
        </text:list-item>
        <text:list-item>
          <text:p text:style-name="P518">BR241153999421D</text:p>
        </text:list-item>
        <text:list-item>
          <text:p text:style-name="P519">BR243948755824D</text:p>
        </text:list-item>
        <text:list-item>
          <text:p text:style-name="P520">BR240473712773W</text:p>
        </text:list-item>
        <text:list-item>
          <text:p text:style-name="P521">BR2445533616990</text:p>
        </text:list-item>
        <text:list-item>
          <text:p text:style-name="P522">BR240174034569X</text:p>
        </text:list-item>
        <text:list-item>
          <text:p text:style-name="P523">BR2469503723120</text:p>
        </text:list-item>
        <text:list-item>
          <text:p text:style-name="P524">BR2409402821690</text:p>
        </text:list-item>
        <text:list-item>
          <text:p text:style-name="P525">BR2457491947127</text:p>
        </text:list-item>
        <text:list-item>
          <text:p text:style-name="P526">BR2401391055145</text:p>
        </text:list-item>
        <text:list-item>
          <text:p text:style-name="P527">BR2485876327783</text:p>
        </text:list-item>
        <text:list-item>
          <text:p text:style-name="P528">BR247445060792Y</text:p>
        </text:list-item>
        <text:list-item>
          <text:p text:style-name="P529">BR244569691713N</text:p>
        </text:list-item>
        <text:list-item>
          <text:p text:style-name="P530">BR244542319941J</text:p>
        </text:list-item>
        <text:list-item>
          <text:p text:style-name="P531">BR246520503454E</text:p>
        </text:list-item>
        <text:list-item>
          <text:p text:style-name="P532">BR240744110246Z</text:p>
        </text:list-item>
        <text:list-item>
          <text:p text:style-name="P533">BR246915582312P</text:p>
        </text:list-item>
        <text:list-item>
          <text:p text:style-name="P534">BR2405468033655</text:p>
        </text:list-item>
        <text:list-item>
          <text:p text:style-name="P535">BR2444476852675</text:p>
        </text:list-item>
        <text:list-item>
          <text:p text:style-name="P536">BR2460852200463</text:p>
        </text:list-item>
        <text:list-item>
          <text:p text:style-name="P537">BR2478037833963</text:p>
        </text:list-item>
        <text:list-item>
          <text:p text:style-name="P538">BR249828550043O</text:p>
        </text:list-item>
        <text:list-item>
          <text:p text:style-name="P539">BR246989057185F</text:p>
        </text:list-item>
        <text:list-item>
          <text:p text:style-name="P540">BR243429002526A</text:p>
        </text:list-item>
        <text:list-item>
          <text:p text:style-name="P541">BR2489384475879</text:p>
        </text:list-item>
        <text:list-item>
          <text:p text:style-name="P542">BR247271030182N</text:p>
        </text:list-item>
        <text:list-item>
          <text:p text:style-name="P543">BR242421731775B</text:p>
        </text:list-item>
        <text:list-item>
          <text:p text:style-name="P544">BR2464924899156</text:p>
        </text:list-item>
        <text:list-item>
          <text:p text:style-name="P545">BR243795453066Z</text:p>
        </text:list-item>
        <text:list-item>
          <text:p text:style-name="P546">BR2482218229755</text:p>
        </text:list-item>
        <text:list-item>
          <text:p text:style-name="P547">BR244091103645X</text:p>
        </text:list-item>
        <text:list-item>
          <text:p text:style-name="P548">BR248235395015C</text:p>
        </text:list-item>
        <text:list-item>
          <text:p text:style-name="P549">BR2435578816786</text:p>
        </text:list-item>
        <text:list-item>
          <text:p text:style-name="P550">BR248524227087W</text:p>
        </text:list-item>
        <text:list-item>
          <text:p text:style-name="P551">BR24816847398U</text:p>
        </text:list-item>
        <text:list-item>
          <text:p text:style-name="P552">BR24584690714F</text:p>
        </text:list-item>
        <text:list-item>
          <text:p text:style-name="P553">BR24248354635G</text:p>
        </text:list-item>
        <text:list-item>
          <text:p text:style-name="P554">BR241490890430V</text:p>
        </text:list-item>
        <text:list-item>
          <text:p text:style-name="P555">BR24793124847I</text:p>
        </text:list-item>
        <text:list-item>
          <text:p text:style-name="P556">BR242828745C</text:p>
        </text:list-item>
        <text:list-item>
          <text:p text:style-name="P557">BR24195364286G</text:p>
        </text:list-item>
        <text:list-item>
          <text:p text:style-name="P558">BR24274819757S</text:p>
        </text:list-item>
        <text:list-item>
          <text:p text:style-name="P559">BR2458158712Z</text:p>
        </text:list-item>
        <text:list-item>
          <text:p text:style-name="P560">BR2403576542401</text:p>
        </text:list-item>
        <text:list-item>
          <text:p text:style-name="P561">BR2427257350Y</text:p>
        </text:list-item>
        <text:list-item>
          <text:p text:style-name="P562">BR24376818175U</text:p>
        </text:list-item>
        <text:list-item>
          <text:p text:style-name="P563">BR248126061529G</text:p>
        </text:list-item>
        <text:list-item>
          <text:p text:style-name="P564">BR24032543587R</text:p>
        </text:list-item>
        <text:list-item>
          <text:p text:style-name="P565">BR246492489156</text:p>
        </text:list-item>
        <text:list-item>
          <text:p text:style-name="P566">BR2409103645X</text:p>
        </text:list-item>
        <text:list-item>
          <text:p text:style-name="P567">BR2478270305D</text:p>
        </text:list-item>
        <text:list-item>
          <text:p text:style-name="P568">BR24193704314R</text:p>
        </text:list-item>
        <text:list-item>
          <text:p text:style-name="P569">BR24291785U</text:p>
        </text:list-item>
        <text:list-item>
          <text:p text:style-name="P570">BR246535057B</text:p>
        </text:list-item>
        <text:list-item>
          <text:p text:style-name="P571">BR24067394237W</text:p>
        </text:list-item>
        <text:list-item>
          <text:p text:style-name="P572">BR24295716527Y</text:p>
        </text:list-item>
        <text:list-item>
          <text:p text:style-name="P573">BR247465935329</text:p>
        </text:list-item>
        <text:list-item>
          <text:p text:style-name="P574">BR24230891650Y</text:p>
        </text:list-item>
        <text:list-item>
          <text:p text:style-name="P575">BR2470197087064</text:p>
        </text:list-item>
        <text:list-item>
          <text:p text:style-name="P576">BR2431303161Z</text:p>
        </text:list-item>
        <text:list-item>
          <text:p text:style-name="P577">BR243050652T</text:p>
        </text:list-item>
        <text:list-item>
          <text:p text:style-name="P578">BR245762687964</text:p>
        </text:list-item>
        <text:list-item>
          <text:p text:style-name="P579">BR2497129218T</text:p>
        </text:list-item>
        <text:list-item>
          <text:p text:style-name="P580">BR2432689591694</text:p>
        </text:list-item>
        <text:list-item>
          <text:p text:style-name="P581">BR241501387010</text:p>
        </text:list-item>
        <text:list-item>
          <text:p text:style-name="P582">BR2421792857W</text:p>
        </text:list-item>
        <text:list-item>
          <text:p text:style-name="P583">BR247921494908</text:p>
        </text:list-item>
        <text:list-item>
          <text:p text:style-name="P584">BR2479647676J</text:p>
        </text:list-item>
        <text:list-item>
          <text:p text:style-name="P585">BR24564059498P</text:p>
        </text:list-item>
        <text:list-item>
          <text:p text:style-name="P586">BR24609439128C</text:p>
        </text:list-item>
        <text:list-item>
          <text:p text:style-name="P587">BR2486769024N</text:p>
        </text:list-item>
        <text:list-item>
          <text:p text:style-name="P588">BR24539304720K</text:p>
        </text:list-item>
        <text:list-item>
          <text:p text:style-name="P589">BR24620249135L</text:p>
        </text:list-item>
        <text:list-item>
          <text:p text:style-name="P590">BR247910738780</text:p>
        </text:list-item>
        <text:list-item>
          <text:p text:style-name="P591">BR247254143614O</text:p>
        </text:list-item>
        <text:list-item>
          <text:p text:style-name="P592">BR24153962906R</text:p>
        </text:list-item>
        <text:list-item>
          <text:p text:style-name="P593">BR24093616748B</text:p>
        </text:list-item>
        <text:list-item>
          <text:p text:style-name="P594">BR2436264312T</text:p>
        </text:list-item>
        <text:list-item>
          <text:p text:style-name="P595">BR24971481090R</text:p>
        </text:list-item>
        <text:list-item>
          <text:p text:style-name="P596">BR248539453403L</text:p>
        </text:list-item>
        <text:list-item>
          <text:p text:style-name="P597">BR24343727069T</text:p>
        </text:list-item>
        <text:list-item>
          <text:p text:style-name="P598">BR245752380Y</text:p>
        </text:list-item>
        <text:list-item>
          <text:p text:style-name="P599">BR2478569891O</text:p>
        </text:list-item>
        <text:list-item>
          <text:p text:style-name="P600">BR24346174873K</text:p>
        </text:list-item>
        <text:list-item>
          <text:p text:style-name="P601">BR246759784314</text:p>
        </text:list-item>
        <text:list-item>
          <text:p text:style-name="P602">BR2491382625M</text:p>
        </text:list-item>
        <text:list-item>
          <text:p text:style-name="P603">BR24587234614N</text:p>
        </text:list-item>
        <text:list-item>
          <text:p text:style-name="P604">BR24530745942T</text:p>
        </text:list-item>
        <text:list-item>
          <text:p text:style-name="P605">BR24124984681Z</text:p>
        </text:list-item>
        <text:list-item>
          <text:p text:style-name="P606">BR249869143419P</text:p>
        </text:list-item>
        <text:list-item>
          <text:p text:style-name="P607">BR24357192O</text:p>
        </text:list-item>
        <text:list-item>
          <text:p text:style-name="P608">BR2453767512Z</text:p>
        </text:list-item>
        <text:list-item>
          <text:p text:style-name="P609">BR24848756458H</text:p>
        </text:list-item>
        <text:list-item>
          <text:p text:style-name="P610">BR246540675894W</text:p>
        </text:list-item>
        <text:list-item>
          <text:p text:style-name="P611">BR240458561463</text:p>
        </text:list-item>
        <text:list-item>
          <text:p text:style-name="P612">BR2452067628V</text:p>
        </text:list-item>
        <text:list-item>
          <text:p text:style-name="P613">BR2467675463842</text:p>
        </text:list-item>
        <text:list-item>
          <text:p text:style-name="P614">BR2430394751376</text:p>
        </text:list-item>
        <text:list-item>
          <text:p text:style-name="P615">BR24197984357Q</text:p>
        </text:list-item>
        <text:list-item>
          <text:p text:style-name="P616">BR2461419371Z</text:p>
        </text:list-item>
        <text:list-item>
          <text:p text:style-name="P617">BR24904085050Y</text:p>
        </text:list-item>
        <text:list-item>
          <text:p text:style-name="P618">BR2464373853A</text:p>
        </text:list-item>
        <text:list-item>
          <text:p text:style-name="P619">BR24025139T</text:p>
        </text:list-item>
        <text:list-item>
          <text:p text:style-name="P620">BR24132168915S</text:p>
        </text:list-item>
        <text:list-item>
          <text:p text:style-name="P621">BR243083046759M</text:p>
        </text:list-item>
        <text:list-item>
          <text:p text:style-name="P622">BR2429790586</text:p>
        </text:list-item>
        <text:list-item>
          <text:p text:style-name="P623">BR24360403595</text:p>
        </text:list-item>
        <text:list-item>
          <text:p text:style-name="P624">BR241262380738X</text:p>
        </text:list-item>
        <text:list-item>
          <text:p text:style-name="P625">BR246852916979Z</text:p>
        </text:list-item>
        <text:list-item>
          <text:p text:style-name="P626">BR24630939745N</text:p>
        </text:list-item>
        <text:list-item>
          <text:p text:style-name="P627">BR24820513409Y</text:p>
        </text:list-item>
        <text:list-item>
          <text:p text:style-name="P628">BR241832343596V</text:p>
        </text:list-item>
        <text:list-item>
          <text:p text:style-name="P629">BR24343937606T</text:p>
        </text:list-item>
        <text:list-item>
          <text:p text:style-name="P630">BR2472820372B</text:p>
        </text:list-item>
        <text:list-item>
          <text:p text:style-name="P631">BR245319169161X</text:p>
        </text:list-item>
        <text:list-item>
          <text:p text:style-name="P632">BR249017073012Y</text:p>
        </text:list-item>
        <text:list-item>
          <text:p text:style-name="P633">BR24045768376</text:p>
        </text:list-item>
        <text:list-item>
          <text:p text:style-name="P634">BR242083581251Y</text:p>
        </text:list-item>
        <text:list-item>
          <text:p text:style-name="P635">BR241085927286O</text:p>
        </text:list-item>
        <text:list-item>
          <text:p text:style-name="P636">BR2419826236V</text:p>
        </text:list-item>
        <text:list-item>
          <text:p text:style-name="P637">BR2430759795239</text:p>
        </text:list-item>
        <text:list-item>
          <text:p text:style-name="P638">BR247958919560I</text:p>
        </text:list-item>
        <text:list-item>
          <text:p text:style-name="P639">BR24917828469W</text:p>
        </text:list-item>
        <text:list-item>
          <text:p text:style-name="P640">BR248070850171D</text:p>
        </text:list-item>
        <text:list-item>
          <text:p text:style-name="P641">BR242952431520</text:p>
        </text:list-item>
        <text:list-item>
          <text:p text:style-name="P642">BR24180684957R</text:p>
        </text:list-item>
        <text:list-item>
          <text:p text:style-name="P643">BR24350901230E</text:p>
        </text:list-item>
        <text:list-item>
          <text:p text:style-name="P644">BR247216357453L</text:p>
        </text:list-item>
        <text:list-item>
          <text:p text:style-name="P645">BR24909130184C</text:p>
        </text:list-item>
        <text:list-item>
          <text:p text:style-name="P646">BR2461949080V</text:p>
        </text:list-item>
        <text:list-item>
          <text:p text:style-name="P647">BR24789431717N</text:p>
        </text:list-item>
        <text:list-item>
          <text:p text:style-name="P648">BR2423481430K</text:p>
        </text:list-item>
        <text:list-item>
          <text:p text:style-name="P649">BR2434294165032</text:p>
        </text:list-item>
        <text:list-item>
          <text:p text:style-name="P650">BR2469214930U</text:p>
        </text:list-item>
        <text:list-item>
          <text:p text:style-name="P651">BR2465179202Y</text:p>
        </text:list-item>
        <text:list-item>
          <text:p text:style-name="P652">BR24293975935S</text:p>
        </text:list-item>
        <text:list-item>
          <text:p text:style-name="P653">BR241460172387O</text:p>
        </text:list-item>
        <text:list-item>
          <text:p text:style-name="P654">BR24746478731K</text:p>
        </text:list-item>
        <text:list-item>
          <text:p text:style-name="P655">BR243021848</text:p>
        </text:list-item>
        <text:list-item>
          <text:p text:style-name="P656">BR246351986910A</text:p>
        </text:list-item>
        <text:list-item>
          <text:p text:style-name="P657">BR24315832850E</text:p>
        </text:list-item>
        <text:list-item>
          <text:p text:style-name="P658">BR240626128495</text:p>
        </text:list-item>
        <text:list-item>
          <text:p text:style-name="P659">BR2492368696372</text:p>
        </text:list-item>
        <text:list-item>
          <text:p text:style-name="P660">BR24280341979X</text:p>
        </text:list-item>
        <text:list-item>
          <text:p text:style-name="P661">BR24780810340</text:p>
        </text:list-item>
        <text:list-item>
          <text:p text:style-name="P662">BR24078719480</text:p>
        </text:list-item>
        <text:list-item>
          <text:p text:style-name="P663">BR249181072</text:p>
        </text:list-item>
        <text:list-item>
          <text:p text:style-name="P664">BR241641949243W</text:p>
        </text:list-item>
        <text:list-item>
          <text:p text:style-name="P665">BR2425381935</text:p>
        </text:list-item>
        <text:list-item>
          <text:p text:style-name="P666">BR246418415491</text:p>
        </text:list-item>
        <text:list-item>
          <text:p text:style-name="P667">BR24313568080O</text:p>
        </text:list-item>
        <text:list-item>
          <text:p text:style-name="P668">BR242012021961K</text:p>
        </text:list-item>
        <text:list-item>
          <text:p text:style-name="P669">BR24168396826G</text:p>
        </text:list-item>
        <text:list-item>
          <text:p text:style-name="P670">BR2409518316912</text:p>
        </text:list-item>
        <text:list-item>
          <text:p text:style-name="P671">BR24018125324Q</text:p>
        </text:list-item>
        <text:list-item>
          <text:p text:style-name="P672">BR24943185795H</text:p>
        </text:list-item>
        <text:list-item>
          <text:p text:style-name="P673">BR2468260858K</text:p>
        </text:list-item>
        <text:list-item>
          <text:p text:style-name="P674">BR241456748392</text:p>
        </text:list-item>
        <text:list-item>
          <text:p text:style-name="P675">BR248423742898B</text:p>
        </text:list-item>
        <text:list-item>
          <text:p text:style-name="P676">BR24050150281</text:p>
        </text:list-item>
        <text:list-item>
          <text:p text:style-name="P677">BR248515962804Y</text:p>
        </text:list-item>
        <text:list-item>
          <text:p text:style-name="P678">BR242487875275Z</text:p>
        </text:list-item>
        <text:list-item>
          <text:p text:style-name="P679">BR241418064068T</text:p>
        </text:list-item>
        <text:list-item>
          <text:p text:style-name="P680">BR24679242653</text:p>
        </text:list-item>
        <text:list-item>
          <text:p text:style-name="P681">BR2484978547W</text:p>
        </text:list-item>
        <text:list-item>
          <text:p text:style-name="P682">BR2483598368458</text:p>
        </text:list-item>
        <text:list-item>
          <text:p text:style-name="P683">BR2454071308383</text:p>
        </text:list-item>
        <text:list-item>
          <text:p text:style-name="P684">BR2419854201725</text:p>
        </text:list-item>
        <text:list-item>
          <text:p text:style-name="P685">BR2424325043832</text:p>
        </text:list-item>
        <text:list-item>
          <text:p text:style-name="P686">BR2423461752792</text:p>
        </text:list-item>
        <text:list-item>
          <text:p text:style-name="P687">BR245352170854X</text:p>
        </text:list-item>
        <text:list-item>
          <text:p text:style-name="P688">BR245025047518</text:p>
        </text:list-item>
        <text:list-item>
          <text:p text:style-name="P689">BR24340539352V</text:p>
        </text:list-item>
        <text:list-item>
          <text:p text:style-name="P690">BR24860487893</text:p>
        </text:list-item>
        <text:list-item>
          <text:p text:style-name="P691">BR2410836814093</text:p>
        </text:list-item>
        <text:list-item>
          <text:p text:style-name="P692">BR243421354060Y</text:p>
        </text:list-item>
        <text:list-item>
          <text:p text:style-name="P693">BR240793904810T</text:p>
        </text:list-item>
        <text:list-item>
          <text:p text:style-name="P694">BR24020739792R</text:p>
        </text:list-item>
        <text:list-item>
          <text:p text:style-name="P695">BR24704597232W</text:p>
        </text:list-item>
        <text:list-item>
          <text:p text:style-name="P696">BR246076241213J</text:p>
        </text:list-item>
        <text:list-item>
          <text:p text:style-name="P697">BR24210932580</text:p>
        </text:list-item>
        <text:list-item>
          <text:p text:style-name="P698">BR24579517421</text:p>
        </text:list-item>
        <text:list-item>
          <text:p text:style-name="P699">BR24809891383G</text:p>
        </text:list-item>
        <text:list-item>
          <text:p text:style-name="P700">BR2486120149A</text:p>
        </text:list-item>
        <text:list-item>
          <text:p text:style-name="P701">BR246285607D</text:p>
        </text:list-item>
        <text:list-item>
          <text:p text:style-name="P702">BR2462654979X</text:p>
        </text:list-item>
        <text:list-item>
          <text:p text:style-name="P703">BR24537193294B</text:p>
        </text:list-item>
        <text:list-item>
          <text:p text:style-name="P704">BR24021834804P</text:p>
        </text:list-item>
        <text:list-item>
          <text:p text:style-name="P705">BR245039645986Q</text:p>
        </text:list-item>
        <text:list-item>
          <text:p text:style-name="P706">BR248091569U</text:p>
        </text:list-item>
        <text:list-item>
          <text:p text:style-name="P707">BR2428753513</text:p>
        </text:list-item>
        <text:list-item>
          <text:p text:style-name="P708">BR247567578409X</text:p>
        </text:list-item>
        <text:list-item>
          <text:p text:style-name="P709">BR2468510516J</text:p>
        </text:list-item>
        <text:list-item>
          <text:p text:style-name="P710">BR249160420953S</text:p>
        </text:list-item>
        <text:list-item>
          <text:p text:style-name="P711">BR24141054819U</text:p>
        </text:list-item>
        <text:list-item>
          <text:p text:style-name="P712">BR24394912726F</text:p>
        </text:list-item>
        <text:list-item>
          <text:p text:style-name="P713">BR2480687563S</text:p>
        </text:list-item>
        <text:list-item>
          <text:p text:style-name="P714">BR2409234258620</text:p>
        </text:list-item>
        <text:list-item>
          <text:p text:style-name="P715">BR24593872450D</text:p>
        </text:list-item>
        <text:list-item>
          <text:p text:style-name="P716">BR24323069702N</text:p>
        </text:list-item>
        <text:list-item>
          <text:p text:style-name="P717">BR24984613790T</text:p>
        </text:list-item>
        <text:list-item>
          <text:p text:style-name="P718">BR247028513208</text:p>
        </text:list-item>
        <text:list-item>
          <text:p text:style-name="P719">BR24109363236L</text:p>
        </text:list-item>
        <text:list-item>
          <text:p text:style-name="P720">BR24762375185X</text:p>
        </text:list-item>
        <text:list-item>
          <text:p text:style-name="P721">BR243950879687</text:p>
        </text:list-item>
        <text:list-item>
          <text:p text:style-name="P722">BR240308424739</text:p>
        </text:list-item>
        <text:list-item>
          <text:p text:style-name="P723">BR24757376094F</text:p>
        </text:list-item>
        <text:list-item>
          <text:p text:style-name="P724">BR24387396243O</text:p>
        </text:list-item>
        <text:list-item>
          <text:p text:style-name="P725">BR245791516575U</text:p>
        </text:list-item>
        <text:list-item>
          <text:p text:style-name="P726">BR249659818106Q</text:p>
        </text:list-item>
        <text:list-item>
          <text:p text:style-name="P727">BR24707048146A</text:p>
        </text:list-item>
        <text:list-item>
          <text:p text:style-name="P728">BR241843190261</text:p>
        </text:list-item>
        <text:list-item>
          <text:p text:style-name="P729">BR2474967412073</text:p>
        </text:list-item>
        <text:list-item>
          <text:p text:style-name="P730">BR241737383134S</text:p>
        </text:list-item>
        <text:list-item>
          <text:p text:style-name="P731">BR2490345747I</text:p>
        </text:list-item>
        <text:list-item>
          <text:p text:style-name="P732">BR2461989390348</text:p>
        </text:list-item>
        <text:list-item>
          <text:p text:style-name="P733">BR24302104153M</text:p>
        </text:list-item>
        <text:list-item>
          <text:p text:style-name="P734">BR24607846379O</text:p>
        </text:list-item>
        <text:list-item>
          <text:p text:style-name="P735">BR2454506928Q</text:p>
        </text:list-item>
        <text:list-item>
          <text:p text:style-name="P736">BR24537135695Z</text:p>
        </text:list-item>
        <text:list-item>
          <text:p text:style-name="P737">BR247062562354</text:p>
        </text:list-item>
        <text:list-item>
          <text:p text:style-name="P738">BR2419758145D</text:p>
        </text:list-item>
        <text:list-item>
          <text:p text:style-name="P739">BR2484275023X</text:p>
        </text:list-item>
        <text:list-item>
          <text:p text:style-name="P740">BR246091729182N</text:p>
        </text:list-item>
        <text:list-item>
          <text:p text:style-name="P741">BR241752404C</text:p>
        </text:list-item>
        <text:list-item>
          <text:p text:style-name="P742">BR24841068359Y</text:p>
        </text:list-item>
        <text:list-item>
          <text:p text:style-name="P743">BR24129571406Z</text:p>
        </text:list-item>
        <text:list-item>
          <text:p text:style-name="P744">BR24170518164Y</text:p>
        </text:list-item>
        <text:list-item>
          <text:p text:style-name="P745">BR24360465364T</text:p>
        </text:list-item>
        <text:list-item>
          <text:p text:style-name="P746">BR242179515601Y</text:p>
        </text:list-item>
        <text:list-item>
          <text:p text:style-name="P747">BR2473104280859</text:p>
        </text:list-item>
        <text:list-item>
          <text:p text:style-name="P748">BR24894917920Q</text:p>
        </text:list-item>
        <text:list-item>
          <text:p text:style-name="P749">BR2498256289596</text:p>
        </text:list-item>
        <text:list-item>
          <text:p text:style-name="P750">BR2469184758649</text:p>
        </text:list-item>
        <text:list-item>
          <text:p text:style-name="P751">BR246767371630J</text:p>
        </text:list-item>
        <text:list-item>
          <text:p text:style-name="P752">BR24039635716N</text:p>
        </text:list-item>
        <text:list-item>
          <text:p text:style-name="P753">BR24183286143K</text:p>
        </text:list-item>
        <text:list-item>
          <text:p text:style-name="P754">BR245982076501</text:p>
        </text:list-item>
        <text:list-item>
          <text:p text:style-name="P755">BR24305603797S</text:p>
        </text:list-item>
        <text:list-item>
          <text:p text:style-name="P756">BR2458279691K</text:p>
        </text:list-item>
        <text:list-item>
          <text:p text:style-name="P757">BR24215789890G</text:p>
        </text:list-item>
        <text:list-item>
          <text:p text:style-name="P758">BR2437148503M</text:p>
        </text:list-item>
        <text:list-item>
          <text:p text:style-name="P759">BR245167417987P</text:p>
        </text:list-item>
        <text:list-item>
          <text:p text:style-name="P760">BR242174523O</text:p>
        </text:list-item>
        <text:list-item>
          <text:p text:style-name="P761">BR243548297651Z</text:p>
        </text:list-item>
        <text:list-item>
          <text:p text:style-name="P762">BR24908628581A</text:p>
        </text:list-item>
        <text:list-item>
          <text:p text:style-name="P763">BR2409748725989</text:p>
        </text:list-item>
        <text:list-item>
          <text:p text:style-name="P764">BR24371792969C</text:p>
        </text:list-item>
        <text:list-item>
          <text:p text:style-name="P765">BR24165659039O</text:p>
        </text:list-item>
        <text:list-item>
          <text:p text:style-name="P766">BR2461583232A</text:p>
        </text:list-item>
        <text:list-item>
          <text:p text:style-name="P767">BR24809309401H</text:p>
        </text:list-item>
        <text:list-item>
          <text:p text:style-name="P768">BR243908174827F</text:p>
        </text:list-item>
        <text:list-item>
          <text:p text:style-name="P769">BR24164708974E</text:p>
        </text:list-item>
        <text:list-item>
          <text:p text:style-name="P770">BR24658509714X</text:p>
        </text:list-item>
        <text:list-item>
          <text:p text:style-name="P771">BR2481735673Q</text:p>
        </text:list-item>
        <text:list-item>
          <text:p text:style-name="P772">BR2495689257U</text:p>
        </text:list-item>
        <text:list-item>
          <text:p text:style-name="P773">BR24873830542V</text:p>
        </text:list-item>
        <text:list-item>
          <text:p text:style-name="P774">BR24162507891</text:p>
        </text:list-item>
        <text:list-item>
          <text:p text:style-name="P775">BR2473936971V</text:p>
        </text:list-item>
        <text:list-item>
          <text:p text:style-name="P776">BR246164879283</text:p>
        </text:list-item>
        <text:list-item>
          <text:p text:style-name="P777">BR242593935185</text:p>
        </text:list-item>
        <text:list-item>
          <text:p text:style-name="P778">BR2437423761319</text:p>
        </text:list-item>
        <text:list-item>
          <text:p text:style-name="P779">BR247315357801</text:p>
        </text:list-item>
        <text:list-item>
          <text:p text:style-name="P780">BR24941525X</text:p>
        </text:list-item>
        <text:list-item>
          <text:p text:style-name="P781">BR249892757157V</text:p>
        </text:list-item>
        <text:list-item>
          <text:p text:style-name="P782">BR245708316131M</text:p>
        </text:list-item>
        <text:list-item>
          <text:p text:style-name="P783">BR2461086040298</text:p>
        </text:list-item>
        <text:list-item>
          <text:p text:style-name="P784">BR2439327456368</text:p>
        </text:list-item>
        <text:list-item>
          <text:p text:style-name="P785">BR245405837486X</text:p>
        </text:list-item>
        <text:list-item>
          <text:p text:style-name="P786">BR24919571503</text:p>
        </text:list-item>
        <text:list-item>
          <text:p text:style-name="P787">BR243937905151O</text:p>
        </text:list-item>
        <text:list-item>
          <text:p text:style-name="P788">BR24262970868O</text:p>
        </text:list-item>
        <text:list-item>
          <text:p text:style-name="P789">BR2480132018A</text:p>
        </text:list-item>
        <text:list-item>
          <text:p text:style-name="P790">BR2419401972O</text:p>
        </text:list-item>
        <text:list-item>
          <text:p text:style-name="P791">BR241369594932K</text:p>
        </text:list-item>
        <text:list-item>
          <text:p text:style-name="P792">BR240308643796X</text:p>
        </text:list-item>
        <text:list-item>
          <text:p text:style-name="P793">BR24202698024</text:p>
        </text:list-item>
        <text:list-item>
          <text:p text:style-name="P794">BR2418901205278</text:p>
        </text:list-item>
        <text:list-item>
          <text:p text:style-name="P795">BR243698328914</text:p>
        </text:list-item>
        <text:list-item>
          <text:p text:style-name="P796">BR248102132507</text:p>
        </text:list-item>
        <text:list-item>
          <text:p text:style-name="P797">BR24852423241C</text:p>
        </text:list-item>
        <text:list-item>
          <text:p text:style-name="P798">BR247485746N</text:p>
        </text:list-item>
        <text:list-item>
          <text:p text:style-name="P799">BR24808620935L</text:p>
        </text:list-item>
        <text:list-item>
          <text:p text:style-name="P800">BR245870741045A</text:p>
        </text:list-item>
        <text:list-item>
          <text:p text:style-name="P801">BR243459393069P</text:p>
        </text:list-item>
        <text:list-item>
          <text:p text:style-name="P802">BR2402726132042</text:p>
        </text:list-item>
        <text:list-item>
          <text:p text:style-name="P803">BR2454658292986</text:p>
        </text:list-item>
        <text:list-item>
          <text:p text:style-name="P804">BR24303054192</text:p>
        </text:list-item>
        <text:list-item>
          <text:p text:style-name="P805">BR241265205324W</text:p>
        </text:list-item>
        <text:list-item>
          <text:p text:style-name="P806">BR24038703921W</text:p>
        </text:list-item>
        <text:list-item>
          <text:p text:style-name="P807">BR24602302718N</text:p>
        </text:list-item>
        <text:list-item>
          <text:p text:style-name="P808">BR2471201912571</text:p>
        </text:list-item>
        <text:list-item>
          <text:p text:style-name="P809">BR2406414851</text:p>
        </text:list-item>
        <text:list-item>
          <text:p text:style-name="P810">BR24693731540W</text:p>
        </text:list-item>
        <text:list-item>
          <text:p text:style-name="P811">BR24245080107N</text:p>
        </text:list-item>
        <text:list-item>
          <text:p text:style-name="P812">BR2467876856L</text:p>
        </text:list-item>
        <text:list-item>
          <text:p text:style-name="P813">BR2498909475364</text:p>
        </text:list-item>
        <text:list-item>
          <text:p text:style-name="P814">BR24134848645A</text:p>
        </text:list-item>
        <text:list-item>
          <text:p text:style-name="P815">BR24646958797</text:p>
        </text:list-item>
        <text:list-item>
          <text:p text:style-name="P816">BR246450182153</text:p>
        </text:list-item>
        <text:list-item>
          <text:p text:style-name="P817">BR241456452752</text:p>
        </text:list-item>
        <text:list-item>
          <text:p text:style-name="P818">BR2492732985926</text:p>
        </text:list-item>
        <text:list-item>
          <text:p text:style-name="P819">BR248482393921X</text:p>
        </text:list-item>
      </text:list>
      <text:p text:style-name="P8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3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514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3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3T18:49:00Z</meta:creation-date>
    <dc:date>2024-07-23T18:49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3" meta:paragraph-count="15" meta:word-count="1240" meta:character-count="7924" meta:row-count="55" meta:non-whitespace-character-count="6699"/>
  </office:meta>
</office:document-meta>
</file>